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16.67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7.99mm" fo:break-before="auto" style:use-optimal-row-height="false"/>
    </style:style>
    <style:style style:name="ro7" style:family="table-row">
      <style:table-row-properties style:row-height="20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8"/>
        <table:table-column table:style-name="co4" table:default-cell-style-name="ce5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U3</text:p>
          </table:table-cell>
          <table:table-cell office:value-type="string" calcext:value-type="string" table:number-columns-spanned="2" table:number-rows-spanned="1">
            <text:p>Modificar la configuración por defecto del reparto de escaño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,antes de calcular el reparto de escaños, la modificación de la configuración por defecto según se describe en el siguiente caso de uso: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Usuario está identificado de forma única en el Sistema.</text:p>
          </table:table-cell>
          <table:covered-table-cell table:style-name="ce13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Secuencia normal</text:p>
          </table:table-cell>
          <table:table-cell table:style-name="ce5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4">
          <table:table-cell/>
          <table:covered-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l actor Usuario selecciona la opción de modificar la configuración por defecto.</text:p>
          </table:table-cell>
        </table:table-row>
        <table:table-row table:style-name="ro2">
          <table:table-cell/>
          <table:covered-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l sistema muestra al Usuario la actual configuración.</text:p>
          </table:table-cell>
        </table:table-row>
        <table:table-row table:style-name="ro2">
          <table:table-cell/>
          <table:covered-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El actor Usuario modifica la configuración por defecto.</text:p>
          </table:table-cell>
        </table:table-row>
        <table:table-row table:style-name="ro3">
          <table:table-cell/>
          <table:covered-table-cell table:style-name="Default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l Sistema comprueba que los valores de la configuración introducidos por el Usuario verifican la restricción RT-02.</text:p>
          </table:table-cell>
        </table:table-row>
        <table:table-row table:style-name="ro5">
          <table:table-cell/>
          <table:covered-table-cell table:style-name="Default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l Sistema muestra la nueva configuración.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Excepciones</text:p>
          </table:table-cell>
          <table:table-cell table:style-name="ce5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1">
          <table:table-cell/>
          <table:covered-table-cell/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1" table:number-rows-spanned="4">
            <text:p>Si los valores de la configuración no son correctos, el Sistema informa del error al Usuario y el caso de uso continúa en el paso 2.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/>
        </table:table-row>
        <table:table-row table:style-name="ro1">
          <table:table-cell/>
          <table:covered-table-cell/>
          <table:covered-table-cell table:style-name="ce5"/>
          <table:covered-table-cell/>
        </table:table-row>
        <table:table-row table:style-name="ro6">
          <table:table-cell/>
          <table:covered-table-cell/>
          <table:covered-table-cell table:style-name="ce5"/>
          <table:covered-table-cell/>
        </table:table-row>
        <table:table-row table:style-name="ro2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El sistema muestra la configuración introducida por el usuario.</text:p>
          </table:table-cell>
          <table:covered-table-cell/>
        </table:table-row>
        <table:table-row table:style-name="ro7">
          <table:table-cell/>
          <table:table-cell office:value-type="string" calcext:value-type="string">
            <text:p>Rendimiento</text:p>
          </table:table-cell>
          <table:table-cell table:style-name="ce11" office:value-type="string" calcext:value-type="string">
            <text:p>Menos de 1 s en los pasos 1,2. Menos de 1 segundo en los pasos 4 y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number-columns-spanned="2" table:number-rows-spanned="1"/>
          <table:covered-table-cell table:style-name="ce11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Importante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Puede esperar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36:08.3068552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6T17:36:31.479459351</dc:date>
    <meta:editing-duration>PT1H47M2S</meta:editing-duration>
    <meta:editing-cycles>11</meta:editing-cycles>
    <meta:generator>LibreOffice/6.2.7.1$Linux_X86_64 LibreOffice_project/20$Build-1</meta:generator>
    <meta:document-statistic meta:table-count="1" meta:cell-count="35" meta:object-count="0"/>
  </office:meta>
</office:document-meta>
</file>